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text-properties fo:language="fr" fo:country="FR" officeooo:paragraph-rsid="002a2f2d"/>
    </style:style>
    <style:style style:name="P2" style:family="paragraph" style:parent-style-name="Standard">
      <style:paragraph-properties fo:text-align="start" style:justify-single-word="false"/>
      <style:text-properties officeooo:paragraph-rsid="00209262"/>
    </style:style>
    <style:style style:name="P3" style:family="paragraph" style:parent-style-name="Standard">
      <style:paragraph-properties fo:text-align="start" style:justify-single-word="false"/>
      <style:text-properties officeooo:paragraph-rsid="0021e4ce"/>
    </style:style>
    <style:style style:name="P4" style:family="paragraph" style:parent-style-name="Standard">
      <style:paragraph-properties fo:text-align="start" style:justify-single-word="false"/>
      <style:text-properties officeooo:paragraph-rsid="00236ed4"/>
    </style:style>
    <style:style style:name="P5" style:family="paragraph" style:parent-style-name="Standard">
      <style:paragraph-properties fo:text-align="start" style:justify-single-word="false"/>
      <style:text-properties officeooo:paragraph-rsid="00246e79"/>
    </style:style>
    <style:style style:name="P6" style:family="paragraph" style:parent-style-name="Standard" style:list-style-name="L1">
      <style:paragraph-properties fo:text-align="start" style:justify-single-word="false"/>
      <style:text-properties officeooo:paragraph-rsid="0025a9ca"/>
    </style:style>
    <style:style style:name="P7" style:family="paragraph" style:parent-style-name="Standard">
      <style:paragraph-properties fo:text-align="start" style:justify-single-word="false"/>
      <style:text-properties officeooo:paragraph-rsid="002a2f2d"/>
    </style:style>
    <style:style style:name="P8" style:family="paragraph" style:parent-style-name="Standard">
      <style:paragraph-properties fo:text-align="start" style:justify-single-word="false"/>
      <style:text-properties officeooo:paragraph-rsid="002e6772"/>
    </style:style>
    <style:style style:name="P9" style:family="paragraph" style:parent-style-name="Standard">
      <style:paragraph-properties fo:text-align="start" style:justify-single-word="false"/>
      <style:text-properties fo:font-size="12pt" officeooo:rsid="002e6772" officeooo:paragraph-rsid="002e6772" style:font-size-asian="10.5pt" style:font-size-complex="12pt"/>
    </style:style>
    <style:style style:name="P10" style:family="paragraph" style:parent-style-name="Standard">
      <style:paragraph-properties fo:text-align="start" style:justify-single-word="false"/>
      <style:text-properties fo:font-size="12pt" fo:language="fr" fo:country="FR" style:font-size-asian="10.5pt" style:font-size-complex="12pt"/>
    </style:style>
    <style:style style:name="P11" style:family="paragraph" style:parent-style-name="Standard">
      <style:paragraph-properties fo:text-align="start" style:justify-single-word="false"/>
      <style:text-properties fo:font-size="12pt" fo:language="fr" fo:country="FR" officeooo:rsid="001f0ce1" officeooo:paragraph-rsid="001f0ce1" style:font-size-asian="10.5pt" style:font-size-complex="12pt"/>
    </style:style>
    <style:style style:name="P12" style:family="paragraph" style:parent-style-name="Standard">
      <style:paragraph-properties fo:text-align="start" style:justify-single-word="false"/>
      <style:text-properties fo:font-size="12pt" fo:language="fr" fo:country="FR" officeooo:rsid="001f0ce1" officeooo:paragraph-rsid="0027f59b" style:font-size-asian="10.5pt" style:font-size-complex="12pt"/>
    </style:style>
    <style:style style:name="P13" style:family="paragraph" style:parent-style-name="Standard">
      <style:paragraph-properties fo:text-align="start" style:justify-single-word="false"/>
      <style:text-properties fo:font-size="12pt" fo:language="fr" fo:country="FR" officeooo:rsid="001f0ce1" officeooo:paragraph-rsid="002a2f2d" style:font-size-asian="10.5pt" style:font-size-complex="12pt"/>
    </style:style>
    <style:style style:name="P14" style:family="paragraph" style:parent-style-name="Standard">
      <style:paragraph-properties fo:text-align="start" style:justify-single-word="false"/>
      <style:text-properties fo:font-size="12pt" fo:language="fr" fo:country="FR" officeooo:rsid="0027b36f" officeooo:paragraph-rsid="0027b36f" style:font-size-asian="10.5pt" style:font-size-complex="12pt"/>
    </style:style>
    <style:style style:name="P15" style:family="paragraph" style:parent-style-name="Standard">
      <style:paragraph-properties fo:text-align="start" style:justify-single-word="false"/>
      <style:text-properties fo:font-size="12pt" fo:language="fr" fo:country="FR" officeooo:rsid="0027b36f" officeooo:paragraph-rsid="0027f59b" style:font-size-asian="10.5pt" style:font-size-complex="12pt"/>
    </style:style>
    <style:style style:name="P16" style:family="paragraph" style:parent-style-name="Standard">
      <style:paragraph-properties fo:text-align="start" style:justify-single-word="false"/>
      <style:text-properties fo:font-size="12pt" fo:language="fr" fo:country="FR" officeooo:rsid="002a2f2d" officeooo:paragraph-rsid="002a2f2d" style:font-size-asian="10.5pt" style:font-size-complex="12pt"/>
    </style:style>
    <style:style style:name="P17" style:family="paragraph" style:parent-style-name="Standard">
      <style:paragraph-properties fo:text-align="start" style:justify-single-word="false"/>
      <style:text-properties fo:font-size="12pt" fo:language="fr" fo:country="FR" officeooo:rsid="002e6772" officeooo:paragraph-rsid="002e6772" style:font-size-asian="10.5pt" style:font-size-complex="12pt"/>
    </style:style>
    <style:style style:name="P18" style:family="paragraph" style:parent-style-name="Standard">
      <style:paragraph-properties fo:text-align="start" style:justify-single-word="false"/>
      <style:text-properties fo:font-size="12pt" fo:language="fr" fo:country="FR" officeooo:rsid="0024cc4f" officeooo:paragraph-rsid="0024cc4f" style:font-size-asian="12pt" style:font-size-complex="12pt"/>
    </style:style>
    <style:style style:name="P19" style:family="paragraph" style:parent-style-name="Standard">
      <style:paragraph-properties fo:text-align="start" style:justify-single-word="false"/>
      <style:text-properties fo:font-size="12pt" fo:language="fr" fo:country="FR" officeooo:rsid="0024cc4f" officeooo:paragraph-rsid="0025a9ca" style:font-size-asian="12pt" style:font-size-complex="12pt"/>
    </style:style>
    <style:style style:name="P20" style:family="paragraph" style:parent-style-name="Standard" style:list-style-name="L1">
      <style:paragraph-properties fo:text-align="start" style:justify-single-word="false"/>
      <style:text-properties fo:font-size="12pt" fo:language="fr" fo:country="FR" officeooo:rsid="0024cc4f" officeooo:paragraph-rsid="0025a9ca" style:font-size-asian="12pt" style:font-size-complex="12pt"/>
    </style:style>
    <style:style style:name="P21" style:family="paragraph" style:parent-style-name="Standard">
      <style:paragraph-properties fo:text-align="start" style:justify-single-word="false"/>
      <style:text-properties fo:font-size="12pt" fo:language="fr" fo:country="FR" officeooo:rsid="0024cc4f" officeooo:paragraph-rsid="002d123f" style:font-size-asian="12pt" style:font-size-complex="12pt"/>
    </style:style>
    <style:style style:name="P22" style:family="paragraph" style:parent-style-name="Standard">
      <style:paragraph-properties fo:text-align="start" style:justify-single-word="false"/>
      <style:text-properties fo:font-size="12pt" fo:language="fr" fo:country="FR" officeooo:rsid="001f0ce1" officeooo:paragraph-rsid="001f0ce1" style:font-size-asian="12pt" style:font-size-complex="12pt"/>
    </style:style>
    <style:style style:name="P23" style:family="paragraph" style:parent-style-name="Standard">
      <style:paragraph-properties fo:text-align="start" style:justify-single-word="false"/>
      <style:text-properties fo:font-size="12pt" fo:language="fr" fo:country="FR" officeooo:rsid="001f0ce1" officeooo:paragraph-rsid="002a2f2d" style:font-size-asian="12pt" style:font-size-complex="12pt"/>
    </style:style>
    <style:style style:name="P24" style:family="paragraph" style:parent-style-name="Standard">
      <style:paragraph-properties fo:text-align="start" style:justify-single-word="false"/>
      <style:text-properties fo:font-size="12pt" fo:language="fr" fo:country="FR" officeooo:rsid="002e6772" officeooo:paragraph-rsid="002e6772" style:font-size-asian="12pt" style:font-size-complex="12pt"/>
    </style:style>
    <style:style style:name="P25" style:family="paragraph" style:parent-style-name="Standard">
      <style:paragraph-properties fo:text-align="center" style:justify-single-word="false"/>
      <style:text-properties fo:language="fr" fo:country="FR"/>
    </style:style>
    <style:style style:name="P26" style:family="paragraph" style:parent-style-name="Standard">
      <style:paragraph-properties fo:text-align="start" style:justify-single-word="false"/>
      <style:text-properties fo:font-size="14pt" fo:language="fr" fo:country="FR" officeooo:rsid="001f0ce1" officeooo:paragraph-rsid="001f0ce1" style:font-size-asian="14pt" style:font-size-complex="14pt"/>
    </style:style>
    <style:style style:name="P27" style:family="paragraph" style:parent-style-name="Standard">
      <style:paragraph-properties fo:text-align="start" style:justify-single-word="false"/>
      <style:text-properties fo:font-size="14pt" fo:language="fr" fo:country="FR" officeooo:rsid="0024cc4f" officeooo:paragraph-rsid="002a2f2d" style:font-size-asian="14pt" style:font-size-complex="14pt"/>
    </style:style>
    <style:style style:name="P28" style:family="paragraph" style:parent-style-name="Standard">
      <style:paragraph-properties fo:text-align="start" style:justify-single-word="false"/>
      <style:text-properties fo:font-size="14pt" fo:language="fr" fo:country="FR" officeooo:rsid="0025a9ca" officeooo:paragraph-rsid="0025a9ca" style:font-size-asian="14pt" style:font-size-complex="14pt"/>
    </style:style>
    <style:style style:name="P29" style:family="paragraph" style:parent-style-name="Standard">
      <style:paragraph-properties fo:text-align="start" style:justify-single-word="false"/>
      <style:text-properties fo:font-size="14pt" fo:language="fr" fo:country="FR" officeooo:rsid="002e6772" officeooo:paragraph-rsid="002e6772" style:font-size-asian="14pt" style:font-size-complex="14pt"/>
    </style:style>
    <style:style style:name="P30" style:family="paragraph" style:parent-style-name="Standard">
      <style:paragraph-properties fo:text-align="start" style:justify-single-word="false"/>
      <style:text-properties fo:font-size="14pt" officeooo:rsid="002e6772" officeooo:paragraph-rsid="002e6772" style:font-size-asian="14pt" style:font-size-complex="14pt"/>
    </style:style>
    <style:style style:name="P31" style:family="paragraph" style:parent-style-name="Standard">
      <style:paragraph-properties fo:text-align="start" style:justify-single-word="false"/>
      <style:text-properties officeooo:rsid="00246e79" officeooo:paragraph-rsid="00246e79"/>
    </style:style>
    <style:style style:name="P32" style:family="paragraph" style:parent-style-name="Standard" style:list-style-name="L1">
      <style:paragraph-properties fo:text-align="start" style:justify-single-word="false"/>
      <style:text-properties officeooo:rsid="0025a9ca" officeooo:paragraph-rsid="0025a9ca"/>
    </style:style>
    <style:style style:name="P33" style:family="paragraph" style:parent-style-name="Standard">
      <style:paragraph-properties fo:text-align="start" style:justify-single-word="false"/>
      <style:text-properties officeooo:rsid="0025a9ca" officeooo:paragraph-rsid="0025a9ca"/>
    </style:style>
    <style:style style:name="P34" style:family="paragraph" style:parent-style-name="Standard" style:list-style-name="L2">
      <style:paragraph-properties fo:text-align="start" style:justify-single-word="false"/>
      <style:text-properties officeooo:rsid="0025a9ca" officeooo:paragraph-rsid="0025a9ca"/>
    </style:style>
    <style:style style:name="P35" style:family="paragraph" style:parent-style-name="Standard" style:list-style-name="L2">
      <style:paragraph-properties fo:text-align="start" style:justify-single-word="false"/>
      <style:text-properties officeooo:rsid="0025a9ca" officeooo:paragraph-rsid="00266ad2"/>
    </style:style>
    <style:style style:name="P36" style:family="paragraph" style:parent-style-name="Standard" style:list-style-name="L2">
      <style:paragraph-properties fo:text-align="start" style:justify-single-word="false"/>
      <style:text-properties officeooo:rsid="00266ad2" officeooo:paragraph-rsid="00266ad2"/>
    </style:style>
    <style:style style:name="P37" style:family="paragraph" style:parent-style-name="Standard">
      <style:paragraph-properties fo:text-align="start" style:justify-single-word="false"/>
      <style:text-properties style:font-name="Helvetica Neue" fo:font-size="12pt" fo:language="fr" fo:country="FR" officeooo:rsid="0024cc4f" officeooo:paragraph-rsid="002a7344" style:font-size-asian="12pt" style:font-size-complex="12pt"/>
    </style:style>
    <style:style style:name="P38" style:family="paragraph" style:parent-style-name="Standard">
      <style:paragraph-properties fo:text-align="start" style:justify-single-word="false"/>
      <style:text-properties style:font-name="Helvetica Neue" fo:font-size="12pt" fo:language="fr" fo:country="FR" officeooo:rsid="002a7344" officeooo:paragraph-rsid="002a7344" style:font-size-asian="12pt" style:font-size-complex="12pt"/>
    </style:style>
    <style:style style:name="P39" style:family="paragraph" style:parent-style-name="Standard">
      <style:paragraph-properties fo:text-align="start" style:justify-single-word="false"/>
      <style:text-properties style:font-name="Helvetica Neue" fo:font-size="12pt" fo:language="fr" fo:country="FR" officeooo:rsid="002c45a6" officeooo:paragraph-rsid="002c45a6" style:font-size-asian="12pt" style:font-size-complex="12pt"/>
    </style:style>
    <style:style style:name="P40" style:family="paragraph" style:parent-style-name="Standard">
      <style:paragraph-properties fo:text-align="start" style:justify-single-word="false"/>
      <style:text-properties style:font-name="Helvetica Neue" fo:font-size="12pt" fo:language="fr" fo:country="FR" officeooo:rsid="002e6772" officeooo:paragraph-rsid="002e6772" style:font-size-asian="12pt" style:font-size-complex="12pt"/>
    </style:style>
    <style:style style:name="P41" style:family="paragraph" style:parent-style-name="Standard">
      <style:paragraph-properties fo:text-align="start" style:justify-single-word="false"/>
      <style:text-properties officeooo:rsid="002e6772" officeooo:paragraph-rsid="002e6772"/>
    </style:style>
    <style:style style:name="P42" style:family="paragraph" style:parent-style-name="Standard">
      <style:paragraph-properties fo:text-align="start" style:justify-single-word="false"/>
      <style:text-properties fo:font-size="9pt" fo:language="fr" fo:country="FR" officeooo:rsid="002e6772" officeooo:paragraph-rsid="002e6772" style:font-size-asian="9pt" style:font-size-complex="9pt"/>
    </style:style>
    <style:style style:name="T1" style:family="text">
      <style:text-properties fo:color="#000000" loext:opacity="100%" style:font-name="HelveticaNeue" fo:font-size="15pt" style:text-underline-style="none" style:font-size-asian="15pt"/>
    </style:style>
    <style:style style:name="T2" style:family="text">
      <style:text-properties fo:color="#000000" loext:opacity="100%" style:font-name="HelveticaNeue" fo:font-size="15pt" style:text-underline-style="none" officeooo:rsid="001f0ce1" style:font-size-asian="15pt"/>
    </style:style>
    <style:style style:name="T3" style:family="text">
      <style:text-properties fo:color="#000000" loext:opacity="100%" style:font-name="HelveticaNeue" style:text-underline-style="none" officeooo:rsid="001f0ce1"/>
    </style:style>
    <style:style style:name="T4" style:family="text">
      <style:text-properties fo:color="#000000" loext:opacity="100%" style:font-name="HelveticaNeue" style:text-underline-style="none"/>
    </style:style>
    <style:style style:name="T5" style:family="text">
      <style:text-properties fo:color="#000000" loext:opacity="100%" style:font-name="HelveticaNeue" style:text-underline-style="none" officeooo:rsid="00209262"/>
    </style:style>
    <style:style style:name="T6" style:family="text">
      <style:text-properties fo:color="#000000" loext:opacity="100%" style:font-name="HelveticaNeue" style:text-underline-style="none" officeooo:rsid="0025a9ca"/>
    </style:style>
    <style:style style:name="T7" style:family="text">
      <style:text-properties fo:color="#000000" loext:opacity="100%" style:font-name="HelveticaNeue" style:text-underline-style="none" officeooo:rsid="0027b36f"/>
    </style:style>
    <style:style style:name="T8" style:family="text">
      <style:text-properties fo:color="#000000" loext:opacity="100%" style:font-name="HelveticaNeue" style:text-underline-style="none" fo:font-weight="bold" style:font-weight-asian="bold" style:font-weight-complex="bold"/>
    </style:style>
    <style:style style:name="T9" style:family="text">
      <style:text-properties fo:color="#000000" loext:opacity="100%" style:font-name="HelveticaNeue" style:text-underline-style="none" fo:font-weight="bold" officeooo:rsid="0027f59b" style:font-weight-asian="bold" style:font-weight-complex="bold"/>
    </style:style>
    <style:style style:name="T10" style:family="text">
      <style:text-properties fo:color="#000000" loext:opacity="100%" style:font-name="HelveticaNeue" style:text-underline-style="none" fo:font-weight="normal" style:font-weight-asian="normal" style:font-weight-complex="normal"/>
    </style:style>
    <style:style style:name="T11" style:family="text">
      <style:text-properties fo:color="#000000" loext:opacity="100%" style:font-name="HelveticaNeue" style:text-underline-style="none" fo:font-weight="normal" officeooo:rsid="0027f59b" style:font-weight-asian="normal" style:font-weight-complex="normal"/>
    </style:style>
    <style:style style:name="T12" style:family="text">
      <style:text-properties fo:color="#000000" loext:opacity="100%" style:font-name="HelveticaNeue" style:text-underline-style="none" officeooo:rsid="0027f59b"/>
    </style:style>
    <style:style style:name="T13" style:family="text">
      <style:text-properties fo:color="#000000" loext:opacity="100%" style:font-name="HelveticaNeue" style:text-underline-style="none" officeooo:rsid="0029986f"/>
    </style:style>
    <style:style style:name="T14" style:family="text">
      <style:text-properties fo:color="#000000" loext:opacity="100%" style:font-name="HelveticaNeue" style:text-underline-style="none" officeooo:rsid="002a2f2d" style:font-size-asian="10.5pt"/>
    </style:style>
    <style:style style:name="T15" style:family="text">
      <style:text-properties fo:color="#000000" loext:opacity="100%" style:font-name="HelveticaNeue" style:text-underline-style="none" officeooo:rsid="002a2f2d"/>
    </style:style>
    <style:style style:name="T16" style:family="text">
      <style:text-properties fo:color="#000000" loext:opacity="100%" style:font-name="HelveticaNeue" style:text-underline-style="none" officeooo:rsid="002a5feb"/>
    </style:style>
    <style:style style:name="T17" style:family="text">
      <style:text-properties fo:color="#000000" loext:opacity="100%" style:font-name="HelveticaNeue" style:text-underline-style="none" officeooo:rsid="002a7344"/>
    </style:style>
    <style:style style:name="T18" style:family="text">
      <style:text-properties fo:color="#000000" loext:opacity="100%" style:font-name="HelveticaNeue" style:text-underline-style="none" officeooo:rsid="002d123f"/>
    </style:style>
    <style:style style:name="T19" style:family="text">
      <style:text-properties fo:color="#000000" loext:opacity="100%" style:font-name="HelveticaNeue" style:text-underline-style="none" officeooo:rsid="002e6772"/>
    </style:style>
    <style:style style:name="T20" style:family="text">
      <style:text-properties fo:color="#000000" loext:opacity="100%" style:font-name="HelveticaNeue" fo:font-size="14pt" style:text-underline-style="none" style:font-size-asian="14pt" style:font-size-complex="14pt"/>
    </style:style>
    <style:style style:name="T21" style:family="text">
      <style:text-properties fo:color="#000000" loext:opacity="100%" style:font-name="HelveticaNeue" fo:font-size="12pt" fo:language="fr" fo:country="FR" style:text-underline-style="none" officeooo:rsid="001f0ce1" style:font-size-asian="10.5pt" style:font-size-complex="12pt"/>
    </style:style>
    <style:style style:name="T22" style:family="text">
      <style:text-properties fo:color="#000000" loext:opacity="100%" style:font-name="HelveticaNeue" fo:font-size="12pt" fo:language="fr" fo:country="FR" style:text-underline-style="none" officeooo:rsid="00209262" style:font-size-asian="10.5pt" style:font-size-complex="12pt"/>
    </style:style>
    <style:style style:name="T23" style:family="text">
      <style:text-properties fo:color="#000000" loext:opacity="100%" style:font-name="HelveticaNeue" fo:font-size="12pt" fo:language="fr" fo:country="FR" style:text-underline-style="none" officeooo:rsid="002095f5" style:font-size-asian="10.5pt" style:font-size-complex="12pt"/>
    </style:style>
    <style:style style:name="T24" style:family="text">
      <style:text-properties fo:color="#000000" loext:opacity="100%" style:font-name="HelveticaNeue" fo:font-size="12pt" fo:language="fr" fo:country="FR" style:text-underline-style="none" officeooo:rsid="0021e4ce" style:font-size-asian="10.5pt" style:font-size-complex="12pt"/>
    </style:style>
    <style:style style:name="T25" style:family="text">
      <style:text-properties fo:color="#000000" loext:opacity="100%" style:font-name="HelveticaNeue" fo:font-size="12pt" fo:language="fr" fo:country="FR" style:text-underline-style="none" officeooo:rsid="00236ed4" style:font-size-asian="10.5pt" style:font-size-complex="12pt"/>
    </style:style>
    <style:style style:name="T26" style:family="text">
      <style:text-properties fo:color="#000000" loext:opacity="100%" style:font-name="HelveticaNeue" fo:font-size="12pt" fo:language="fr" fo:country="FR" style:text-underline-style="none" officeooo:rsid="002376c9" style:font-size-asian="10.5pt" style:font-size-complex="12pt"/>
    </style:style>
    <style:style style:name="T27" style:family="text">
      <style:text-properties fo:color="#000000" loext:opacity="100%" style:font-name="HelveticaNeue" fo:font-size="12pt" fo:language="fr" fo:country="FR" style:text-underline-style="none" officeooo:rsid="00246e79" style:font-size-asian="10.5pt" style:font-size-complex="12pt"/>
    </style:style>
    <style:style style:name="T28" style:family="text">
      <style:text-properties fo:color="#000000" loext:opacity="100%" style:font-name="HelveticaNeue" fo:font-size="12pt" fo:language="fr" fo:country="FR" style:text-underline-style="none" style:font-size-asian="10.5pt" style:font-size-complex="12pt"/>
    </style:style>
    <style:style style:name="T29" style:family="text">
      <style:text-properties fo:color="#000000" loext:opacity="100%" style:font-name="HelveticaNeue" fo:font-size="12pt" fo:language="fr" fo:country="FR" style:text-underline-style="none" officeooo:rsid="002a2f2d" style:font-size-asian="10.5pt" style:font-size-complex="12pt"/>
    </style:style>
    <style:style style:name="T30" style:family="text">
      <style:text-properties fo:color="#000000" loext:opacity="100%" style:font-name="HelveticaNeue" fo:font-size="12pt" fo:language="fr" fo:country="FR" style:text-underline-style="none" officeooo:rsid="002e6772" style:font-size-asian="10.5pt" style:font-size-complex="12pt"/>
    </style:style>
    <style:style style:name="T31" style:family="text">
      <style:text-properties fo:color="#000000" loext:opacity="100%" style:font-name="HelveticaNeue" fo:font-size="12pt" fo:language="fr" fo:country="FR" style:text-underline-style="none" officeooo:rsid="0025a9ca" style:font-size-asian="12pt" style:font-size-complex="12pt"/>
    </style:style>
    <style:style style:name="T32" style:family="text">
      <style:text-properties fo:color="#000000" loext:opacity="100%" style:font-name="HelveticaNeue" fo:font-size="12pt" fo:language="fr" fo:country="FR" style:text-underline-style="none" style:font-size-asian="12pt" style:font-size-complex="12pt"/>
    </style:style>
    <style:style style:name="T33" style:family="text">
      <style:text-properties fo:color="#000000" loext:opacity="100%" style:font-name="HelveticaNeue" fo:font-size="12pt" fo:language="fr" fo:country="FR" style:text-underline-style="none" officeooo:rsid="00266ad2" style:font-size-asian="12pt" style:font-size-complex="12pt"/>
    </style:style>
    <style:style style:name="T34" style:family="text">
      <style:text-properties fo:color="#000000" loext:opacity="100%" style:font-name="HelveticaNeue" fo:language="fr" fo:country="FR" style:text-underline-style="none" officeooo:rsid="001f0ce1"/>
    </style:style>
    <style:style style:name="T35" style:family="text">
      <style:text-properties fo:color="#000000" loext:opacity="100%" style:font-name="HelveticaNeue" fo:language="fr" fo:country="FR" style:text-underline-style="none"/>
    </style:style>
    <style:style style:name="T36" style:family="text">
      <style:text-properties fo:color="#000000" loext:opacity="100%" style:text-underline-style="none" officeooo:rsid="0021e4ce" style:font-size-asian="10.5pt"/>
    </style:style>
    <style:style style:name="T37" style:family="text">
      <style:text-properties officeooo:rsid="002a2f2d"/>
    </style:style>
    <style:style style:name="T38" style:family="text">
      <style:text-properties officeooo:rsid="002a7344"/>
    </style:style>
    <style:style style:name="T39" style:family="text">
      <style:text-properties officeooo:rsid="002c45a6"/>
    </style:style>
    <style:style style:name="T40" style:family="text">
      <style:text-properties officeooo:rsid="002d123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Rapport – </text:span><text:span text:style-name="T2">Jeu du moulin</text:span></text:p>
      <text:p text:style-name="P10"><text:span text:style-name="T3"/></text:p>
      <text:p text:style-name="P10"><text:span text:style-name="T3"/></text:p>
      <text:p text:style-name="P11"><text:span text:style-name="T20">Sujet :</text:span></text:p>
      <text:p text:style-name="P11"><text:span text:style-name="T20"/></text:p>
      <text:p text:style-name="P11"><text:span text:style-name="T4">On a du recréer le jeu du moulin en assembleur RiscV. Voici une explication succincte des règles du jeu :</text:span></text:p>
      <text:p text:style-name="P11"><text:span text:style-name="T4"/></text:p>
      <text:p text:style-name="P11"><text:span text:style-name="T4">- Le jeu se déroule en 3 phases, et se termine une fois que un joueur perds en ayant moins de 3 pions ou aucun mouvement possible.</text:span></text:p>
      <text:p text:style-name="P11"><text:span text:style-name="T4"/></text:p>
      <text:p text:style-name="P11"><text:span text:style-name="T4">- Phase 1 : à tour de rôle, chaque joueur pose un pion sur une case vide, la phase 1 se termine une fois que les deux joueurs ont placés leurs 9 pions.</text:span></text:p>
      <text:p text:style-name="P11"><text:span text:style-name="T4"/></text:p>
      <text:p text:style-name="P11"><text:span text:style-name="T4">- Phase 2 : à tour de rôle, les joueurs déplacent un pion sur une case vide adjacente (doit être reliée par un chemin), la phase 2 se termine une fois que un joueur n’a plus que 3 pions.</text:span></text:p>
      <text:p text:style-name="P11"><text:span text:style-name="T4"/></text:p>
      <text:p text:style-name="P11"><text:span text:style-name="T4">- Phase 3 : Identique à phase 2, mais le(s) joueur(s) ayant 3 pions peu(t/vent) à présent «sauter», lors du déplacement d’un pion, le pion peut être déplacé sur n’importe quelle case vide du terrain.</text:span></text:p>
      <text:p text:style-name="P11"><text:span text:style-name="T4"/></text:p>
      <text:p text:style-name="P11"><text:span text:style-name="T4">- A tout moment du jeu, si un déplacement/placement de pion conduit à 3 pions de même couleur alignés, cela s’appelle former un moulin, le joueur ayant formé un moulin capture un pion adverse ne faisant pas partie d’un moulin (la capture consiste juste à enlever du plateau un pion).</text:span></text:p>
      <text:p text:style-name="P11"><text:span text:style-name="T4"/></text:p>
      <text:p text:style-name="P11"><text:span text:style-name="T4">- Exception : lors de la capture, si tous les pions adverses font partie d’un moulin, alors le joueur peut capturer le pion adverse de son choix sans restriction.</text:span></text:p>
      <text:p text:style-name="P11"><text:span text:style-name="T4"/></text:p>
      <text:p text:style-name="P28"><text:span text:style-name="T4">Fonctionnement du jeu </text:span><text:span text:style-name="T7">assembleur/C</text:span><text:span text:style-name="T4"> :</text:span></text:p>
      <text:p text:style-name="P28"><text:span text:style-name="T4"/></text:p>
      <text:p text:style-name="P14"><text:span text:style-name="T4">- Le terminal affiche toujours deux plateaux : le premier correspond au plateau de jeu, et le deuxième correspond à un plateau d’indices pour voir facilement quel case correspond à quel indice.</text:span></text:p>
      <text:p text:style-name="P14"><text:span text:style-name="T4"/></text:p>
      <text:p text:style-name="P14"><text:span text:style-name="T4">- Les symboles – et | sont utilisés pour indiquer les chemins, # indique une case vide, O indique une case du joueur 1, X indique une case du joueur 2, les nombres dans le plateau de droite correspond</text:span><text:span text:style-name="T12">ent</text:span><text:span text:style-name="T4"> aux indices des cases.</text:span></text:p>
      <text:p text:style-name="P14"><text:span text:style-name="T4"/></text:p>
      <text:p text:style-name="P14"><text:span text:style-name="T4">- Le terminal explique toujours en quelques lignes quel joueur doit faire </text:span><text:span text:style-name="T12">quel</text:span><text:span text:style-name="T4"> action, le programme demandera toujours des nombres</text:span></text:p>
      <text:p text:style-name="P15"><text:span text:style-name="T4"/></text:p>
      <text:p text:style-name="P15"><text:span text:style-name="T4">- Si l</text:span><text:span text:style-name="T10">’</text:span><text:span text:style-name="T8">utilisateur entre un</text:span><text:span text:style-name="T4"> </text:span><text:span text:style-name="T8">nombre incorrect</text:span><text:span text:style-name="T4"> (</text:span><text:span text:style-name="T12">indice </text:span><text:span text:style-name="T4">hors du plateau ou un mouvement non accepté) le programme affichera un message et </text:span><text:span text:style-name="T8">demandera de recommencer</text:span><text:span text:style-name="T4">.</text:span></text:p>
      <text:p text:style-name="P15"><text:span text:style-name="T4">Par contre </text:span><text:span text:style-name="T8">le programme n’est pas prévu pour </text:span><text:span text:style-name="T9">gérer les chaines de caractères</text:span><text:span text:style-name="T11">.</text:span></text:p>
      <text:p text:style-name="P11"><text:span text:style-name="T4"/></text:p>
      <text:p text:style-name="P26"><text:soft-page-break/><text:span text:style-name="T12">Stratégie pour la réalisation du projet :</text:span></text:p>
      <text:p text:style-name="P18"><text:span text:style-name="T4"/></text:p>
      <text:p text:style-name="P18"><text:span text:style-name="T4">La stratégie utilisée pour le projet a été la suivante :</text:span></text:p>
      <text:p text:style-name="P19"><text:span text:style-name="T6">- Compréhension du jeu puis mise en place du résultat visuel attendu (à quoi ressemblera le jeu final en ASCII) (fichier : ressources/model.txt, /!\ certains commentaires créés à l’origine ne sont plus du-tout à jour avec la version finale)</text:span></text:p>
      <text:p text:style-name="P18"><text:span text:style-name="T4"/></text:p>
      <text:p text:style-name="P18"><text:span text:style-name="T4">- </text:span><text:span text:style-name="T6">Création du code complet en C :</text:span></text:p>
      <text:list text:style-name="L1">
        <text:list-item>
          <text:p text:style-name="P20"><text:span text:style-name="T6">Mise en place de la manière dont seront stockées les données du plateau : 24 structures cases (cf Structure utilisée)</text:span></text:p>
        </text:list-item>
        <text:list-item>
          <text:p text:style-name="P6"><text:span text:style-name="T31">Création au fur et à mesure des fonctions nécessaires (cf Fonctions utilisées)</text:span></text:p>
        </text:list-item>
        <text:list-item>
          <text:p text:style-name="P32"><text:span text:style-name="T32">Test du bon fonctionnement logique du programme dans toutes les circonstances imaginables</text:span></text:p>
        </text:list-item>
      </text:list>
      <text:p text:style-name="P33"><text:span text:style-name="T32"/></text:p>
      <text:p text:style-name="P33"><text:span text:style-name="T32">- Traduction du code assembleur :</text:span></text:p>
      <text:list xml:id="list1117508954" text:style-name="L2">
        <text:list-item>
          <text:p text:style-name="P34"><text:span text:style-name="T32">Création du squelette du fichier : toutes les fonctions sont déclarées/commentées et retournent directement. Le main et commencé, et la fonction pour quitter est directement Complétée.</text:span></text:p>
        </text:list-item>
        <text:list-item>
          <text:p text:style-name="P34"><text:span text:style-name="T32">Mise en place des notations (cf Notations)</text:span></text:p>
        </text:list-item>
        <text:list-item>
          <text:p text:style-name="P35"><text:span text:style-name="T32">Traduction </text:span><text:span text:style-name="T33">ainsi que test (lorsque possible) </text:span><text:span text:style-name="T32">des fonctions.</text:span></text:p>
        </text:list-item>
        <text:list-item>
          <text:p text:style-name="P36"><text:span text:style-name="T32">Pour la fonction d’initialisation on a créé un programme C pour automatiser la traduction (cf Ressource crées)</text:span></text:p>
        </text:list-item>
        <text:list-item>
          <text:p text:style-name="P35"><text:span text:style-name="T32">Test du bon fonctionnement logique du programme dans toutes les circonstances imaginables</text:span></text:p>
        </text:list-item>
      </text:list>
      <text:p text:style-name="P11"><text:span text:style-name="T4"/></text:p>
      <text:p text:style-name="P12"><text:span text:style-name="T4"><text:line-break/></text:span><text:span text:style-name="T20">Ressources crées</text:span><text:span text:style-name="T4"> :</text:span></text:p>
      <text:p text:style-name="P11"><text:span text:style-name="T4"/></text:p>
      <text:p text:style-name="P11"><text:span text:style-name="T4">Multiples ressources ont été crées pour faciliter la réalisation du projet, elles sont toutes disponibles dans le fichier ou en ligne :</text:span></text:p>
      <text:p text:style-name="P11"><text:span text:style-name="T4"/></text:p>
      <text:p text:style-name="P11"><text:span text:style-name="T4">- Dépôt GitHub (</text:span><text:a xlink:type="simple" xlink:href="https://github.com/VictorFleiser/Moulin" text:style-name="Internet_20_link" text:visited-style-name="Visited_20_Internet_20_Link">https://github.com/VictorFleiser/Moulin</text:a><text:span text:style-name="T4">) : nous avons créé le dépôt GitHub pour pouvoir partager les fichiers ainsi que voir historique des changements.</text:span></text:p>
      <text:p text:style-name="P11"><text:span text:style-name="T4"/></text:p>
      <text:p text:style-name="P5"><text:span text:style-name="T21">- Code C du jeu du moulin </text:span><text:span text:style-name="T22">(</text:span><text:span text:style-name="T5">moulin1.c</text:span><text:span text:style-name="T22">) </text:span><text:span text:style-name="T21">: </text:span><text:span text:style-name="T24">N</text:span><text:span text:style-name="T21">ous avons d’abord créé le jeu entier en C pour pouvoir </text:span><text:span text:style-name="T22">créer toute la logique du jeu dans un langage plus haut niveau et seulement ensuite traduire en assembleur </text:span><text:span text:style-name="T26">une logique qui fonctionne</text:span><text:span text:style-name="T22">.</text:span></text:p>
      <text:p text:style-name="P5"><text:span text:style-name="T27">Note : les variables C utilisées ne sont pas globales et sont souvent repassées en paramètre de fonctions, en assembleur ce sont directement des variables globales et ne sont pas repassées en paramètres</text:span></text:p>
      <text:p text:style-name="P2"><text:span text:style-name="T22"/></text:p>
      <text:p text:style-name="P3"><text:span text:style-name="T22">- </text:span><text:span text:style-name="T23">Tableur </text:span><text:span text:style-name="T22">(moulin_struct_guide.ods) : </text:span><text:span text:style-name="T24">Il</text:span><text:span text:style-name="T23"> </text:span><text:span text:style-name="T24">montre la manière dont est stockée notre plateau dans la mémoire ainsi que la manière d’accéder l’adresse de n’importe quel élément du tableau, (24 structures correspondant aux 24 cases du plateau, avec chaque case étant composée de 24 octets correspondant aux champs des structures).</text:span></text:p>
      <text:p text:style-name="P31"><text:span text:style-name="T24">N</text:span><text:span text:style-name="T28">ote : image du tableur aussi disponible ci dessous :</text:span></text:p>
      <text:p text:style-name="P31"><text:soft-page-break/><text:span text:style-name="T28"/></text:p>
      <text:p text:style-name="P31"><text:span text:style-name="T28"/></text:p>
      <text:p text:style-name="P31"><text:span text:style-name="T28"><text:tab/>[insert image tableur]</text:span></text:p>
      <text:p text:style-name="P31"><text:span text:style-name="T28"/></text:p>
      <text:p text:style-name="P3"><text:span text:style-name="T24"/></text:p>
      <text:p text:style-name="P4"><text:span text:style-name="T24">- Code C d’automatisation (automatisation/automatisation.c et automatisation/voisins.txt) : Nous avons créé un programme C pour automatiser la traduction des 65 lignes C de l’initialisation des voisins de </text:span><text:span text:style-name="T25">chaque</text:span><text:span text:style-name="T24"> case. </text:span><text:span text:style-name="T25">Traduire manuellement chaque ligne aurait pris un certain temps à cause des calculs d’adresses de stockage, de plus il y avait un grand risque d’erreur d’inattention. Le programme C prend les lignes C copiées dans </text:span><text:span text:style-name="T24">voisins.txt </text:span><text:span text:style-name="T25">et affiche dans le terminal les lignes assembleur correspondantes</text:span></text:p>
      <text:p text:style-name="P3"><text:span text:style-name="T24"/></text:p>
      <text:p text:style-name="P30"><text:span text:style-name="T34">V</text:span><text:span text:style-name="T35">ariables Globales :</text:span></text:p>
      <text:p text:style-name="P30"><text:span text:style-name="T35"/></text:p>
      <text:p text:style-name="P9"><text:span text:style-name="T35">Plusieurs étiquettes ont été utilisées dans .data pour stocker des variable globales :</text:span></text:p>
      <text:p text:style-name="P3"><text:span text:style-name="T21">Nombre de pièces sur le terrain :</text:span></text:p>
      <text:p text:style-name="P3"><text:span text:style-name="T21">var_J1_nbr_de_pions</text:span></text:p>
      <text:p text:style-name="P3"><text:span text:style-name="T21">var_J2_nbr_de_pions</text:span></text:p>
      <text:p text:style-name="P3"><text:span text:style-name="T21"/></text:p>
      <text:p text:style-name="P3"><text:span text:style-name="T21">Phase du jeu (0 = fin du jeu ; 1 = pose des pions ; 2 = mouvement/saut des pions) :</text:span></text:p>
      <text:p text:style-name="P3"><text:span text:style-name="T21">var_phase</text:span></text:p>
      <text:p text:style-name="P3"><text:span text:style-name="T21"/></text:p>
      <text:p text:style-name="P3"><text:span text:style-name="T30">T</text:span><text:span text:style-name="T21">our de quel joueur (1 = tour de Joueur 1 ; 2 = tour de Joueur 2) :</text:span></text:p>
      <text:p text:style-name="P3"><text:span text:style-name="T21">var_tour_j</text:span></text:p>
      <text:p text:style-name="P3"><text:span text:style-name="T21"/></text:p>
      <text:p text:style-name="P3"><text:span text:style-name="T30">N</text:span><text:span text:style-name="T21">uméro du tour :</text:span></text:p>
      <text:p text:style-name="P3"><text:span text:style-name="T21">var_tour</text:span></text:p>
      <text:p text:style-name="P3"><text:span text:style-name="T21"/></text:p>
      <text:p text:style-name="P41"><text:span text:style-name="T21">I</text:span><text:span text:style-name="T28">l y a également d’autres sections dans le .data que les variables globales : </text:span></text:p>
      <text:p text:style-name="P41"><text:span text:style-name="T28"/></text:p>
      <text:p text:style-name="P8"><text:span text:style-name="T30">T</text:span><text:span text:style-name="T21">ableau des cases </text:span><text:span text:style-name="T30">(24 cases * 24 octets = </text:span><text:span text:style-name="T21">576 </text:span><text:span text:style-name="T30">octets) :</text:span></text:p>
      <text:p text:style-name="P3"><text:span text:style-name="T21">var_tab_plateau</text:span></text:p>
      <text:p text:style-name="P3"><text:span text:style-name="T21"/></text:p>
      <text:p text:style-name="P41"><text:span text:style-name="T21">L</text:span><text:span text:style-name="T28">es Nombreuses chaines de caractères utilisées.</text:span></text:p>
      <text:p text:style-name="P3"><text:span text:style-name="T21"/></text:p>
      <text:p text:style-name="P27"><text:span text:style-name="T6">Structure utilisée :</text:span></text:p>
      <text:p text:style-name="P27"><text:span text:style-name="T6"/></text:p>
      <text:p text:style-name="P16"><text:span text:style-name="T6">N</text:span><text:span text:style-name="T4">ous avons eu besoin de une seule structure pour ce projet, la structure des cases t_case. t_case prend 24 octets (dont la représentation graphique est disponible dans Ressource crée).</text:span></text:p>
      <text:p text:style-name="P16"><text:span text:style-name="T4">Dans l’ordre, les champs sont :</text:span></text:p>
      <text:p text:style-name="P16"><text:span text:style-name="T4"/></text:p>
      <text:p text:style-name="P16"><text:span text:style-name="T4">.valeur (integer, 4 octet) : correspond au numéro du joueur possédant la case :</text:span></text:p>
      <text:p text:style-name="P3"><text:span text:style-name="T21">0 = vide</text:span></text:p>
      <text:p text:style-name="P3"><text:span text:style-name="T21">1 = case Joueur 1</text:span></text:p>
      <text:p text:style-name="P3"><text:span text:style-name="T21">2 = case Joueur 2</text:span></text:p>
      <text:p text:style-name="P7"><text:span text:style-name="T21"/></text:p>
      <text:p text:style-name="P7"><text:soft-page-break/><text:span text:style-name="T21">.</text:span><text:span text:style-name="T29">symbole (charactere ascii, 1 octet aligné sur 4 octets) : correspond au symbole à afficher pour la case :</text:span></text:p>
      <text:p text:style-name="P22"><text:span text:style-name="T4"># = vide<text:tab/><text:tab/>(ascii = 35)</text:span></text:p>
      <text:p text:style-name="P22"><text:span text:style-name="T4">O = case Joueur 1<text:tab/>(ascii = 79)</text:span></text:p>
      <text:p text:style-name="P22"><text:span text:style-name="T4">X = case Joueur 2<text:tab/>(ascii = 88)</text:span></text:p>
      <text:p text:style-name="P22"><text:span text:style-name="T4"/></text:p>
      <text:p text:style-name="P23"><text:span text:style-name="T4">.</text:span><text:span text:style-name="T15">vn (</text:span><text:span text:style-name="T14">integer, 4 octet) : correspond à l’indice de la case au Nord de cette case, -1 si il n’y a pas de case voisine au Nord.</text:span></text:p>
      <text:p text:style-name="P23"><text:span text:style-name="T4"/></text:p>
      <text:p text:style-name="P23"><text:span text:style-name="T4">.</text:span><text:span text:style-name="T15">ve (</text:span><text:span text:style-name="T14">integer, 4 octet) : correspond à l’indice de la case à l’Est de cette case, -1 si il n’y a pas de case voisine à l’Est.</text:span></text:p>
      <text:p text:style-name="P23"><text:span text:style-name="T4"/></text:p>
      <text:p text:style-name="P23"><text:span text:style-name="T4">.</text:span><text:span text:style-name="T15">vs (</text:span><text:span text:style-name="T14">integer, 4 octet) : correspond à l’indice de la case au Sud de cette case, -1 si il n’y a pas de case voisine au Sud.</text:span></text:p>
      <text:p text:style-name="P23"><text:span text:style-name="T4"/></text:p>
      <text:p text:style-name="P23"><text:span text:style-name="T4">.</text:span><text:span text:style-name="T15">vo (</text:span><text:span text:style-name="T14">integer, 4 octet) : correspond à l’indice de la case à l’Ouest de cette case, -1 si il n’y a pas de case voisine à l’Ouest.</text:span></text:p>
      <text:p text:style-name="P22"><text:span text:style-name="T4"/></text:p>
      <text:p text:style-name="P26"><text:span text:style-name="T4">Fonctions </text:span><text:span text:style-name="T13">utilisées :</text:span></text:p>
      <text:p text:style-name="P26"><text:span text:style-name="T13"/></text:p>
      <text:p text:style-name="P16"><text:span text:style-name="T13">T</text:span><text:span text:style-name="T4">outes les fonctions sont présentes et bien commentées dans le fichier moulin1.c pour une explication plus en détail du fonctionnement.</text:span></text:p>
      <text:p text:style-name="P16"><text:span text:style-name="T4">Voici une liste des fonctions utilisées ainsi que une explication </text:span><text:span text:style-name="T16">plus ou moins détaillée en fonction de la complexité de la fonction et des potentiels problèmes rencontrés.</text:span></text:p>
      <text:p text:style-name="P13"><text:span text:style-name="T13"/></text:p>
      <text:p text:style-name="P19"><text:span text:style-name="T6">affiche_plateau : </text:span><text:span text:style-name="T17">C</text:span><text:span text:style-name="T16">ette fonction affiche les deux plateaux, elle prend bcp de lignes en assembleur car elle change d’appel système à chaque fois qu’elle passe d’un affichage de chaine de caractère à une variable et vice versa.</text:span></text:p>
      <text:p text:style-name="P19"><text:span text:style-name="T16"/></text:p>
      <text:p text:style-name="P37"><text:span text:style-name="T38">i</text:span>nitialisation : <text:span text:style-name="T38">Cette fonction initialise toutes les valeurs du tableau de t_case correspondant au plateau vide, ceci inclut la mise en place du réseau de voisin dont l’écriture a été automatisée (cf Ressources crées - </text:span><text:span text:style-name="T36">Code C d’automatisation</text:span><text:span text:style-name="T38">)</text:span></text:p>
      <text:p text:style-name="P37"/>
      <text:p text:style-name="P37">test_moulin : <text:span text:style-name="T38">Cette fonction teste si la case correspondant à l’indice en paramètre fait partie d’un moulin.</text:span></text:p>
      <text:p text:style-name="P38">Cette fonction stocke un tableau de statut<text:span text:style-name="T39">s</text:span> (4 registres) (le statut correspond à un 1 si le voisin <text:span text:style-name="T39">dans cette direction </text:span>appartient aussi au joueur), ces statut<text:span text:style-name="T40">s</text:span> seront remplis <text:span text:style-name="T39">puis</text:span> testés à la fin pour savoir si la case est <text:span text:style-name="T39">au centre </text:span>d’un moulin.</text:p>
      <text:p text:style-name="P38">Cette fonction regarde si un voisin nord existe, si oui elle regarde si ce voisin nord appartient au même joueur, si oui elle change le statut correspondant est regarde si un voisin double nord existe, si oui elle regarde si il est appartient également au joueur, si oui on <text:span text:style-name="T39">sait directement que la case fait partie d’un moulin.</text:span></text:p>
      <text:p text:style-name="P39">On fait de même pour les autres directions, puis on teste les registres de statuts pour savoir si la case est au centre d’un moulin.</text:p>
      <text:p text:style-name="P40">La fonction retourne 1 si la case fait partie d’un moulin, 0 sinon.</text:p>
      <text:p text:style-name="P37"/>
      <text:p text:style-name="P38">Schéma : </text:p>
      <text:p text:style-name="P38"/>
      <text:p text:style-name="P38"><text:soft-page-break/></text:p>
      <text:p text:style-name="P38"><text:tab/>[insert shema here]</text:p>
      <text:p text:style-name="P19"><text:span text:style-name="T6"/></text:p>
      <text:p text:style-name="P19"><text:span text:style-name="T6"/></text:p>
      <text:p text:style-name="P19"/>
      <text:p text:style-name="P21"><text:span text:style-name="T6">capture : </text:span><text:span text:style-name="T18">cette fonction demande au joueur quelle pion capturer et le capture. </text:span></text:p>
      <text:p text:style-name="P21"><text:span text:style-name="T18">La fonction teste en premier si il existe au moins un pion adverse n’étant pas protégé par un moulin, </text:span><text:span text:style-name="T19">en fonction de ce test</text:span><text:span text:style-name="T18"> elle affichera différents messages et testera </text:span><text:span text:style-name="T19">(</text:span><text:span text:style-name="T18">ou pas</text:span><text:span text:style-name="T19">)</text:span><text:span text:style-name="T18"> si l</text:span><text:span text:style-name="T19">e pion</text:span><text:span text:style-name="T18"> à capturer fait partie d’un moulin (cf </text:span><text:span text:style-name="T19">l’exception de capture dans les règles du jeu</text:span><text:span text:style-name="T18">). </text:span><text:span text:style-name="T19">Lorsque le nombre entré n’est pas un nombre valide, la fonction demande à l’utilisateur de recommencer en allant à l’étiquette placée juste avant (capture:).</text:span></text:p>
      <text:p text:style-name="P24"><text:span text:style-name="T4">Enfin la fonction mets à jour le plateau et le nombre de pions du joueur affecté.</text:span></text:p>
      <text:p text:style-name="P24"><text:span text:style-name="T4"/></text:p>
      <text:p text:style-name="P24"><text:span text:style-name="T4"/></text:p>
      <text:p text:style-name="P24"><text:span text:style-name="T4">place_pion : Cette fonction demande à l’utilisateur l’indice de la case sur laquelle placer le pion, elle demandera de recommencer si l’indice est invalide. Elle met à jour le plateau et le nombre de pions du joueur.</text:span></text:p>
      <text:p text:style-name="P24"><text:span text:style-name="T4">La fonction retourne l’indice joué.</text:span></text:p>
      <text:p text:style-name="P24"><text:span text:style-name="T4"/></text:p>
      <text:p text:style-name="P24"><text:span text:style-name="T4">deplace_pion : Cette fonction demande à l’utilisateur le pion à déplacer puis la destination de ce pion. Si le joueur entre des nombres invalides, la fonction demande de recommencer.</text:span></text:p>
      <text:p text:style-name="P24"><text:span text:style-name="T4">La fonction met à jour le plateau puis renvoie l’indice de la case de destination.</text:span></text:p>
      <text:p text:style-name="P24"><text:span text:style-name="T4"/></text:p>
      <text:p text:style-name="P24"><text:span text:style-name="T4">saut_pion : Cette fonction est similaire à deplace_pion, mais ne teste pas si les cases sont voisines.</text:span></text:p>
      <text:p text:style-name="P24"><text:span text:style-name="T4"/></text:p>
      <text:p text:style-name="P24"><text:span text:style-name="T4">fin_de_partie : Cette fonction affiche le vainqueur puis quitte correctement le programme.</text:span></text:p>
      <text:p text:style-name="P19"><text:span text:style-name="T6"/></text:p>
      <text:p text:style-name="P24"><text:span text:style-name="T4">main : initialise le jeu puis entre une boucle while qui dure tout le jeu. À chaque tour, main incrémente le tour, modifie le joueur actif, affiche les informations de jeu, et, en fonction de la phase du jeu, effectue les différentes fonctions :</text:span></text:p>
      <text:p text:style-name="P24"><text:span text:style-name="T4"/></text:p>
      <text:p text:style-name="P24"><text:span text:style-name="T4">phase de pose des pions : </text:span></text:p>
      <text:p text:style-name="P24"><text:span text:style-name="T4"><text:tab/>→ place_pions </text:span></text:p>
      <text:p text:style-name="P24"><text:span text:style-name="T4"><text:tab/>→ test_moulin </text:span></text:p>
      <text:p text:style-name="P24"><text:span text:style-name="T4"><text:tab/><text:tab/>→ capture</text:span></text:p>
      <text:p text:style-name="P24"><text:span text:style-name="T4"><text:tab/>→ teste si la phase est finie</text:span></text:p>
      <text:p text:style-name="P24"><text:span text:style-name="T4"><text:tab/><text:tab/>→ passe en phase de déplacements</text:span></text:p>
      <text:p text:style-name="P24"><text:span text:style-name="T4">phase de déplacements :</text:span></text:p>
      <text:p text:style-name="P24"><text:span text:style-name="T4"><text:tab/>→ test si un joueur à 3 pions </text:span></text:p>
      <text:p text:style-name="P24"><text:span text:style-name="T4"><text:tab/><text:tab/>→ saut_pion</text:span></text:p>
      <text:p text:style-name="P24"><text:span text:style-name="T4"><text:tab/><text:tab/>sinon </text:span></text:p>
      <text:p text:style-name="P24"><text:span text:style-name="T4"><text:tab/><text:tab/>→ test si un coup existe </text:span></text:p>
      <text:p text:style-name="P24"><text:span text:style-name="T4"><text:tab/><text:tab/><text:tab/>→ deplace_pion</text:span></text:p>
      <text:p text:style-name="P24"><text:span text:style-name="T4"><text:tab/><text:tab/><text:tab/>sinon</text:span></text:p>
      <text:p text:style-name="P24"><text:span text:style-name="T4"><text:tab/><text:tab/><text:tab/>→ fin du jeu</text:span></text:p>
      <text:p text:style-name="P24"><text:span text:style-name="T4"><text:tab/>→ test_moulin </text:span></text:p>
      <text:p text:style-name="P24"><text:soft-page-break/><text:span text:style-name="T4"><text:tab/><text:tab/>→ capture</text:span></text:p>
      <text:p text:style-name="P24"><text:span text:style-name="T4"><text:tab/>→ teste si un joueur a moins de 3 pions</text:span></text:p>
      <text:p text:style-name="P24"><text:span text:style-name="T4"><text:tab/><text:tab/>→ fin du jeu</text:span></text:p>
      <text:p text:style-name="P24"><text:span text:style-name="T4"/></text:p>
      <text:p text:style-name="P24"><text:span text:style-name="T4"/></text:p>
      <text:p text:style-name="P29"><text:span text:style-name="T4">Notations :</text:span></text:p>
      <text:p text:style-name="P29"><text:span text:style-name="T4"/></text:p>
      <text:p text:style-name="P17"><text:span text:style-name="T4">Les notations pour les étiquettes suivent le format suivant (les [champs] en parenthèses ne sont mis que si applicables à l’étiquette en question) : </text:span></text:p>
      <text:p text:style-name="P17"><text:span text:style-name="T4"/></text:p>
      <text:p text:style-name="P42"><text:span text:style-name="T4">([précisions])_([if/while/for/else])_[fct/var/str]_[nom_fct/var/str]_[num_élément_dans_fct/data]_([précision_pour_string])</text:span></text:p>
      <text:p text:style-name="P17"><text:span text:style-name="T4">(fct = fonction, var = variable, str = chaine de caractères)</text:span></text:p>
      <text:p text:style-name="P24"><text:span text:style-name="T4"/></text:p>
      <text:p text:style-name="P24"><text:span text:style-name="T4">ex : suite_if_fct_capture_4</text:span></text:p>
      <text:p text:style-name="P24"><text:span text:style-name="T4"/></text:p>
      <text:p text:style-name="P24"><text:span text:style-name="T4"/></text:p>
      <text:p text:style-name="P26"><text:span text:style-name="T4">difficultés rencontrées</text:span></text:p>
      <text:p text:style-name="P26"><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fr" fo:country="FR" officeooo:paragraph-rsid="002a2f2d"/>
    </style:style>
    <style:style style:name="MT1" style:family="text">
      <style:text-properties officeooo:rsid="002a2f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F<text:span text:style-name="MT1">LEISER Victor – VERMEREN Mathis – EISE3 – Architecture des ordinateurs – Jeu du moulin</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3:17:37.757761908</meta:creation-date>
    <dc:date>2023-01-23T17:00:00.774743016</dc:date>
    <meta:editing-duration>PT3H42M14S</meta:editing-duration>
    <meta:editing-cycles>19</meta:editing-cycles>
    <meta:generator>LibreOffice/7.4.4.2$MacOSX_X86_64 LibreOffice_project/85569322deea74ec9134968a29af2df5663baa21</meta:generator>
    <meta:document-statistic meta:table-count="0" meta:image-count="0" meta:object-count="0" meta:page-count="6" meta:paragraph-count="114" meta:word-count="1819" meta:character-count="10610" meta:non-whitespace-character-count="8859"/>
  </office:meta>
</office:document-meta>
</file>